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280000002805FAD179.png"/>
  <manifest:file-entry manifest:media-type="image/png" manifest:full-path="Pictures/100002010000002D0000002D34693F48.png"/>
  <manifest:file-entry manifest:media-type="image/png" manifest:full-path="Pictures/10000201000000280000002A1C214099.png"/>
  <manifest:file-entry manifest:media-type="image/png" manifest:full-path="Pictures/100002010000003200000028595A5C19.png"/>
  <manifest:file-entry manifest:media-type="image/png" manifest:full-path="Pictures/10000201000000280000002ACE99801C.png"/>
  <manifest:file-entry manifest:media-type="image/png" manifest:full-path="Pictures/100002010000002D0000002DF988A9E7.png"/>
  <manifest:file-entry manifest:media-type="image/png" manifest:full-path="Pictures/10000201000000300000002C7C1AECC1.png"/>
  <manifest:file-entry manifest:media-type="image/png" manifest:full-path="Pictures/100002010000002E0000002CC01E6C3F.png"/>
  <manifest:file-entry manifest:media-type="image/png" manifest:full-path="Pictures/10000201000000340000002EB8CA0A8D.png"/>
  <manifest:file-entry manifest:media-type="image/png" manifest:full-path="Pictures/100002010000005A0000005A89B04598.png"/>
  <manifest:file-entry manifest:media-type="image/png" manifest:full-path="Pictures/100002010000002D0000002DFF72FD7C.png"/>
  <manifest:file-entry manifest:media-type="image/png" manifest:full-path="Pictures/100002010000003C0000004C1591F96E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1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style:text-properties fo:font-size="8pt" style:font-size-asian="8pt" style:font-size-complex="8pt"/>
    </style:style>
    <style:style style:name="P8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41cm" svg:height="1.786cm" svg:x="2.202cm" svg:y="5.898cm">
          <draw:image xlink:href="Pictures/100002010000003C0000004C1591F96E.png" xlink:type="simple" xlink:show="embed" xlink:actuate="onLoad">
            <text:p/>
          </draw:image>
        </draw:frame>
        <draw:frame draw:style-name="gr1" draw:text-style-name="P1" draw:layer="layout" svg:width="2.116cm" svg:height="2.116cm" svg:x="9.63cm" svg:y="5.88cm">
          <draw:image xlink:href="Pictures/100002010000005A0000005A89B04598.png" xlink:type="simple" xlink:show="embed" xlink:actuate="onLoad">
            <text:p/>
          </draw:image>
        </draw:frame>
        <draw:frame draw:style-name="gr1" draw:text-style-name="P1" draw:layer="layout" svg:width="2.116cm" svg:height="2.116cm" svg:x="9.63cm" svg:y="15.48cm">
          <draw:image xlink:href="Pictures/100002010000005A0000005A89B04598.png" xlink:type="simple" xlink:show="embed" xlink:actuate="onLoad">
            <text:p/>
          </draw:image>
        </draw:frame>
        <draw:frame draw:style-name="gr2" draw:text-style-name="P2" draw:layer="layout" svg:width="6.334cm" svg:height="1.191cm" svg:x="0.27cm" svg:y="1.186cm">
          <draw:text-box draw:corner-radius="5.826cm">
            <text:p><text:span text:style-name="T1">Users are assigned to groups.</text:span></text:p>
          </draw:text-box>
        </draw:frame>
        <draw:frame draw:style-name="gr3" draw:text-style-name="P3" draw:layer="layout" svg:width="2.794cm" svg:height="1.038cm" svg:x="1.694cm" svg:y="0.062cm">
          <draw:text-box>
            <text:p><text:span text:style-name="T2">Users</text:span></text:p>
          </draw:text-box>
        </draw:frame>
        <draw:frame draw:style-name="gr4" draw:text-style-name="P5" draw:layer="layout" svg:width="7.366cm" svg:height="1.661cm" svg:x="7.344cm" svg:y="1.257cm">
          <draw:text-box>
            <text:p text:style-name="P4"><text:span text:style-name="T1">Each group has a 1-to-1 relationship with a cloud account.</text:span></text:p>
          </draw:text-box>
        </draw:frame>
        <draw:frame draw:style-name="gr3" draw:text-style-name="P6" draw:layer="layout" svg:width="3.048cm" svg:height="1.038cm" svg:x="8.968cm" svg:y="0.094cm">
          <draw:text-box>
            <text:p><text:span text:style-name="T2">Groups</text:span></text:p>
          </draw:text-box>
        </draw:frame>
        <draw:frame draw:style-name="gr5" draw:text-style-name="P6" draw:layer="layout" svg:width="6.078cm" svg:height="1.208cm" svg:x="16.412cm" svg:y="0.062cm">
          <draw:text-box>
            <text:p><text:span text:style-name="T2">Cloud Accounts</text:span></text:p>
          </draw:text-box>
        </draw:frame>
        <draw:frame draw:style-name="gr3" draw:text-style-name="P6" draw:layer="layout" svg:width="3.048cm" svg:height="1.038cm" svg:x="23.568cm" svg:y="0.094cm">
          <draw:text-box>
            <text:p><text:span text:style-name="T2">Roles</text:span></text:p>
          </draw:text-box>
        </draw:frame>
        <draw:g>
          <draw:frame draw:style-name="gr1" draw:text-style-name="P1" draw:layer="layout" svg:width="1.222cm" svg:height="1.081cm" svg:x="16.428cm" svg:y="2.156cm">
            <draw:image xlink:href="Pictures/10000201000000340000002EB8CA0A8D.png" xlink:type="simple" xlink:show="embed" xlink:actuate="onLoad">
              <text:p/>
            </draw:image>
          </draw:frame>
          <draw:frame draw:style-name="gr1" draw:text-style-name="P1" draw:layer="layout" svg:width="1.081cm" svg:height="1.034cm" svg:x="16.534cm" svg:y="5.942cm">
            <draw:image xlink:href="Pictures/100002010000002E0000002CC01E6C3F.png" xlink:type="simple" xlink:show="embed" xlink:actuate="onLoad">
              <text:p/>
            </draw:image>
          </draw:frame>
          <draw:frame draw:style-name="gr1" draw:text-style-name="P1" draw:layer="layout" svg:width="0.94cm" svg:height="0.987cm" svg:x="16.61cm" svg:y="4.755cm">
            <draw:image xlink:href="Pictures/10000201000000280000002ACE99801C.png" xlink:type="simple" xlink:show="embed" xlink:actuate="onLoad">
              <text:p/>
            </draw:image>
          </draw:frame>
          <draw:frame draw:style-name="gr1" draw:text-style-name="P1" draw:layer="layout" svg:width="0.94cm" svg:height="0.987cm" svg:x="16.61cm" svg:y="7.23cm">
            <draw:image xlink:href="Pictures/10000201000000280000002A1C214099.png" xlink:type="simple" xlink:show="embed" xlink:actuate="onLoad">
              <text:p/>
            </draw:image>
          </draw:frame>
          <draw:frame draw:style-name="gr1" draw:text-style-name="P1" draw:layer="layout" svg:width="1.128cm" svg:height="1.034cm" svg:x="16.51cm" svg:y="8.428cm">
            <draw:image xlink:href="Pictures/10000201000000300000002C7C1AECC1.png" xlink:type="simple" xlink:show="embed" xlink:actuate="onLoad">
              <text:p/>
            </draw:image>
          </draw:frame>
          <draw:frame draw:style-name="gr1" draw:text-style-name="P1" draw:layer="layout" svg:width="1.175cm" svg:height="0.94cm" svg:x="16.529cm" svg:y="9.62cm">
            <draw:image xlink:href="Pictures/100002010000003200000028595A5C19.png" xlink:type="simple" xlink:show="embed" xlink:actuate="onLoad">
              <text:p/>
            </draw:image>
          </draw:frame>
          <draw:frame draw:style-name="gr1" draw:text-style-name="P1" draw:layer="layout" svg:width="1.222cm" svg:height="1.081cm" svg:x="16.428cm" svg:y="3.457cm">
            <draw:image xlink:href="Pictures/10000201000000340000002EB8CA0A8D.png" xlink:type="simple" xlink:show="embed" xlink:actuate="onLoad">
              <text:p/>
            </draw:image>
          </draw:frame>
          <draw:frame draw:style-name="gr6" draw:text-style-name="P7" draw:layer="layout" svg:width="1.482cm" svg:height="0.762cm" svg:x="16.398cm" svg:y="2.956cm">
            <draw:text-box>
              <text:p><text:span text:style-name="T3">AWS 1</text:span></text:p>
            </draw:text-box>
          </draw:frame>
          <draw:frame draw:style-name="gr6" draw:text-style-name="P7" draw:layer="layout" svg:width="1.482cm" svg:height="0.762cm" svg:x="16.398cm" svg:y="4.256cm">
            <draw:text-box>
              <text:p><text:span text:style-name="T3">AWS 2</text:span></text:p>
            </draw:text-box>
          </draw:frame>
          <draw:frame draw:style-name="gr6" draw:text-style-name="P7" draw:layer="layout" svg:width="1.482cm" svg:height="0.762cm" svg:x="16.498cm" svg:y="5.45cm">
            <draw:text-box>
              <text:p><text:span text:style-name="T3">Azure</text:span></text:p>
            </draw:text-box>
          </draw:frame>
          <draw:frame draw:style-name="gr7" draw:text-style-name="P7" draw:layer="layout" svg:width="2.032cm" svg:height="0.877cm" svg:x="16.41cm" svg:y="6.72cm">
            <draw:text-box>
              <text:p><text:span text:style-name="T3">OpenStack</text:span></text:p>
            </draw:text-box>
          </draw:frame>
          <draw:frame draw:style-name="gr6" draw:text-style-name="P7" draw:layer="layout" svg:width="1.482cm" svg:height="0.762cm" svg:x="16.498cm" svg:y="7.956cm">
            <draw:text-box>
              <text:p><text:span text:style-name="T3">GCE</text:span></text:p>
            </draw:text-box>
          </draw:frame>
          <draw:frame draw:style-name="gr7" draw:text-style-name="P7" draw:layer="layout" svg:width="2.144cm" svg:height="0.877cm" svg:x="16.398cm" svg:y="9.256cm">
            <draw:text-box>
              <text:p><text:span text:style-name="T3">CloudStack</text:span></text:p>
            </draw:text-box>
          </draw:frame>
          <draw:frame draw:style-name="gr7" draw:text-style-name="P7" draw:layer="layout" svg:width="2.144cm" svg:height="0.877cm" svg:x="16.398cm" svg:y="10.256cm">
            <draw:text-box>
              <text:p><text:span text:style-name="T3">Virtustream</text:span></text:p>
            </draw:text-box>
          </draw:frame>
        </draw:g>
        <draw:g>
          <draw:frame draw:style-name="gr1" draw:text-style-name="P1" draw:layer="layout" svg:width="1.222cm" svg:height="1.081cm" svg:x="16.428cm" svg:y="12.157cm">
            <draw:image xlink:href="Pictures/10000201000000340000002EB8CA0A8D.png" xlink:type="simple" xlink:show="embed" xlink:actuate="onLoad">
              <text:p/>
            </draw:image>
          </draw:frame>
          <draw:frame draw:style-name="gr1" draw:text-style-name="P1" draw:layer="layout" svg:width="1.081cm" svg:height="1.034cm" svg:x="16.534cm" svg:y="15.943cm">
            <draw:image xlink:href="Pictures/100002010000002E0000002CC01E6C3F.png" xlink:type="simple" xlink:show="embed" xlink:actuate="onLoad">
              <text:p/>
            </draw:image>
          </draw:frame>
          <draw:frame draw:style-name="gr1" draw:text-style-name="P1" draw:layer="layout" svg:width="0.94cm" svg:height="0.987cm" svg:x="16.61cm" svg:y="14.756cm">
            <draw:image xlink:href="Pictures/10000201000000280000002ACE99801C.png" xlink:type="simple" xlink:show="embed" xlink:actuate="onLoad">
              <text:p/>
            </draw:image>
          </draw:frame>
          <draw:frame draw:style-name="gr1" draw:text-style-name="P1" draw:layer="layout" svg:width="0.94cm" svg:height="0.987cm" svg:x="16.61cm" svg:y="17.231cm">
            <draw:image xlink:href="Pictures/10000201000000280000002A1C214099.png" xlink:type="simple" xlink:show="embed" xlink:actuate="onLoad">
              <text:p/>
            </draw:image>
          </draw:frame>
          <draw:frame draw:style-name="gr1" draw:text-style-name="P1" draw:layer="layout" svg:width="1.128cm" svg:height="1.034cm" svg:x="16.51cm" svg:y="18.429cm">
            <draw:image xlink:href="Pictures/10000201000000300000002C7C1AECC1.png" xlink:type="simple" xlink:show="embed" xlink:actuate="onLoad">
              <text:p/>
            </draw:image>
          </draw:frame>
          <draw:frame draw:style-name="gr1" draw:text-style-name="P1" draw:layer="layout" svg:width="1.175cm" svg:height="0.94cm" svg:x="16.529cm" svg:y="19.621cm">
            <draw:image xlink:href="Pictures/100002010000003200000028595A5C19.png" xlink:type="simple" xlink:show="embed" xlink:actuate="onLoad">
              <text:p/>
            </draw:image>
          </draw:frame>
          <draw:frame draw:style-name="gr1" draw:text-style-name="P1" draw:layer="layout" svg:width="1.222cm" svg:height="1.081cm" svg:x="16.428cm" svg:y="13.458cm">
            <draw:image xlink:href="Pictures/10000201000000340000002EB8CA0A8D.png" xlink:type="simple" xlink:show="embed" xlink:actuate="onLoad">
              <text:p/>
            </draw:image>
          </draw:frame>
          <draw:frame draw:style-name="gr6" draw:text-style-name="P7" draw:layer="layout" svg:width="1.482cm" svg:height="0.762cm" svg:x="16.398cm" svg:y="12.957cm">
            <draw:text-box>
              <text:p><text:span text:style-name="T3">AWS 1</text:span></text:p>
            </draw:text-box>
          </draw:frame>
          <draw:frame draw:style-name="gr6" draw:text-style-name="P7" draw:layer="layout" svg:width="1.482cm" svg:height="0.762cm" svg:x="16.398cm" svg:y="14.257cm">
            <draw:text-box>
              <text:p><text:span text:style-name="T3">AWS 2</text:span></text:p>
            </draw:text-box>
          </draw:frame>
          <draw:frame draw:style-name="gr6" draw:text-style-name="P7" draw:layer="layout" svg:width="1.482cm" svg:height="0.762cm" svg:x="16.498cm" svg:y="15.451cm">
            <draw:text-box>
              <text:p><text:span text:style-name="T3">Azure</text:span></text:p>
            </draw:text-box>
          </draw:frame>
          <draw:frame draw:style-name="gr7" draw:text-style-name="P7" draw:layer="layout" svg:width="2.032cm" svg:height="0.877cm" svg:x="16.41cm" svg:y="16.721cm">
            <draw:text-box>
              <text:p><text:span text:style-name="T3">OpenStack</text:span></text:p>
            </draw:text-box>
          </draw:frame>
          <draw:frame draw:style-name="gr6" draw:text-style-name="P7" draw:layer="layout" svg:width="1.482cm" svg:height="0.762cm" svg:x="16.498cm" svg:y="17.957cm">
            <draw:text-box>
              <text:p><text:span text:style-name="T3">GCE</text:span></text:p>
            </draw:text-box>
          </draw:frame>
          <draw:frame draw:style-name="gr7" draw:text-style-name="P7" draw:layer="layout" svg:width="2.144cm" svg:height="0.877cm" svg:x="16.398cm" svg:y="19.257cm">
            <draw:text-box>
              <text:p><text:span text:style-name="T3">CloudStack</text:span></text:p>
            </draw:text-box>
          </draw:frame>
          <draw:frame draw:style-name="gr7" draw:text-style-name="P7" draw:layer="layout" svg:width="2.144cm" svg:height="0.877cm" svg:x="16.398cm" svg:y="20.257cm">
            <draw:text-box>
              <text:p><text:span text:style-name="T3">Virtustream</text:span></text:p>
            </draw:text-box>
          </draw:frame>
        </draw:g>
        <draw:frame draw:style-name="gr1" draw:text-style-name="P1" draw:layer="layout" svg:width="0.813cm" svg:height="0.813cm" svg:x="25.936cm" svg:y="7.456cm">
          <draw:image xlink:href="Pictures/100002010000002D0000002D34693F48.png" xlink:type="simple" xlink:show="embed" xlink:actuate="onLoad">
            <text:p/>
          </draw:image>
        </draw:frame>
        <draw:frame draw:style-name="gr1" draw:text-style-name="P1" draw:layer="layout" svg:width="0.864cm" svg:height="0.864cm" svg:x="25.792cm" svg:y="2.386cm">
          <draw:image xlink:href="Pictures/100002010000002D0000002DF988A9E7.png" xlink:type="simple" xlink:show="embed" xlink:actuate="onLoad">
            <text:p/>
          </draw:image>
        </draw:frame>
        <draw:frame draw:style-name="gr1" draw:text-style-name="P1" draw:layer="layout" svg:width="0.61cm" svg:height="0.61cm" svg:x="25.936cm" svg:y="3.656cm">
          <draw:image xlink:href="Pictures/100002010000002D0000002DFF72FD7C.png" xlink:type="simple" xlink:show="embed" xlink:actuate="onLoad">
            <text:p/>
          </draw:image>
        </draw:frame>
        <draw:frame draw:style-name="gr1" draw:text-style-name="P1" draw:layer="layout" svg:width="0.635cm" svg:height="0.635cm" svg:x="25.96cm" svg:y="8.596cm">
          <draw:image xlink:href="Pictures/10000201000000280000002805FAD179.png" xlink:type="simple" xlink:show="embed" xlink:actuate="onLoad">
            <text:p/>
          </draw:image>
        </draw:frame>
        <draw:frame draw:style-name="gr8" draw:text-style-name="P8" draw:layer="layout" svg:width="2.54cm" svg:height="1.039cm" svg:x="23.644cm" svg:y="2.44cm">
          <draw:text-box>
            <text:p><text:span text:style-name="T4">Admin User</text:span></text:p>
          </draw:text-box>
        </draw:frame>
        <draw:frame draw:style-name="gr8" draw:text-style-name="P8" draw:layer="layout" svg:width="2.54cm" svg:height="1.039cm" svg:x="23.644cm" svg:y="7.441cm">
          <draw:text-box>
            <text:p><text:span text:style-name="T4">Basic User</text:span></text:p>
          </draw:text-box>
        </draw:frame>
        <draw:frame draw:style-name="gr8" draw:text-style-name="P8" draw:layer="layout" svg:width="2.54cm" svg:height="1.039cm" svg:x="23.644cm" svg:y="3.641cm">
          <draw:text-box>
            <text:p><text:span text:style-name="T4">No Access</text:span></text:p>
          </draw:text-box>
        </draw:frame>
        <draw:frame draw:style-name="gr8" draw:text-style-name="P8" draw:layer="layout" svg:width="2.54cm" svg:height="1.039cm" svg:x="23.644cm" svg:y="8.641cm">
          <draw:text-box>
            <text:p><text:span text:style-name="T4">Limited User</text:span></text:p>
          </draw:text-box>
        </draw:frame>
        <draw:frame draw:style-name="gr1" draw:text-style-name="P1" draw:layer="layout" svg:width="0.61cm" svg:height="0.61cm" svg:x="25.936cm" svg:y="9.857cm">
          <draw:image xlink:href="Pictures/100002010000002D0000002DFF72FD7C.png" xlink:type="simple" xlink:show="embed" xlink:actuate="onLoad">
            <text:p/>
          </draw:image>
        </draw:frame>
        <draw:frame draw:style-name="gr8" draw:text-style-name="P8" draw:layer="layout" svg:width="2.54cm" svg:height="1.039cm" svg:x="23.644cm" svg:y="9.842cm">
          <draw:text-box>
            <text:p><text:span text:style-name="T4">No Access</text:span></text:p>
          </draw:text-box>
        </draw:frame>
        <draw:frame draw:style-name="gr1" draw:text-style-name="P1" draw:layer="layout" svg:width="0.864cm" svg:height="0.864cm" svg:x="25.792cm" svg:y="6.087cm">
          <draw:image xlink:href="Pictures/100002010000002D0000002DF988A9E7.png" xlink:type="simple" xlink:show="embed" xlink:actuate="onLoad">
            <text:p/>
          </draw:image>
        </draw:frame>
        <draw:frame draw:style-name="gr8" draw:text-style-name="P8" draw:layer="layout" svg:width="2.54cm" svg:height="1.039cm" svg:x="23.644cm" svg:y="6.141cm">
          <draw:text-box>
            <text:p><text:span text:style-name="T4">Admin User</text:span></text:p>
          </draw:text-box>
        </draw:frame>
        <draw:frame draw:style-name="gr1" draw:text-style-name="P1" draw:layer="layout" svg:width="0.813cm" svg:height="0.813cm" svg:x="25.937cm" svg:y="4.857cm">
          <draw:image xlink:href="Pictures/100002010000002D0000002D34693F48.png" xlink:type="simple" xlink:show="embed" xlink:actuate="onLoad">
            <text:p/>
          </draw:image>
        </draw:frame>
        <draw:frame draw:style-name="gr8" draw:text-style-name="P8" draw:layer="layout" svg:width="2.54cm" svg:height="1.039cm" svg:x="23.645cm" svg:y="4.842cm">
          <draw:text-box>
            <text:p><text:span text:style-name="T4">Basic User</text:span></text:p>
          </draw:text-box>
        </draw:frame>
        <draw:frame draw:style-name="gr1" draw:text-style-name="P1" draw:layer="layout" svg:width="0.813cm" svg:height="0.813cm" svg:x="25.938cm" svg:y="12.358cm">
          <draw:image xlink:href="Pictures/100002010000002D0000002D34693F48.png" xlink:type="simple" xlink:show="embed" xlink:actuate="onLoad">
            <text:p/>
          </draw:image>
        </draw:frame>
        <draw:frame draw:style-name="gr8" draw:text-style-name="P8" draw:layer="layout" svg:width="2.54cm" svg:height="1.039cm" svg:x="23.646cm" svg:y="12.343cm">
          <draw:text-box>
            <text:p><text:span text:style-name="T4">Basic User</text:span></text:p>
          </draw:text-box>
        </draw:frame>
        <draw:frame draw:style-name="gr1" draw:text-style-name="P1" draw:layer="layout" svg:width="0.813cm" svg:height="0.813cm" svg:x="25.939cm" svg:y="13.659cm">
          <draw:image xlink:href="Pictures/100002010000002D0000002D34693F48.png" xlink:type="simple" xlink:show="embed" xlink:actuate="onLoad">
            <text:p/>
          </draw:image>
        </draw:frame>
        <draw:frame draw:style-name="gr8" draw:text-style-name="P8" draw:layer="layout" svg:width="2.54cm" svg:height="1.039cm" svg:x="23.647cm" svg:y="13.644cm">
          <draw:text-box>
            <text:p><text:span text:style-name="T4">Basic User</text:span></text:p>
          </draw:text-box>
        </draw:frame>
        <draw:frame draw:style-name="gr1" draw:text-style-name="P1" draw:layer="layout" svg:width="0.813cm" svg:height="0.813cm" svg:x="25.939cm" svg:y="14.859cm">
          <draw:image xlink:href="Pictures/100002010000002D0000002D34693F48.png" xlink:type="simple" xlink:show="embed" xlink:actuate="onLoad">
            <text:p/>
          </draw:image>
        </draw:frame>
        <draw:frame draw:style-name="gr8" draw:text-style-name="P8" draw:layer="layout" svg:width="2.54cm" svg:height="1.039cm" svg:x="23.647cm" svg:y="14.844cm">
          <draw:text-box>
            <text:p text:style-name="P4"><text:span text:style-name="T4">Basic User</text:span></text:p>
          </draw:text-box>
        </draw:frame>
        <draw:frame draw:style-name="gr1" draw:text-style-name="P1" draw:layer="layout" svg:width="0.813cm" svg:height="0.813cm" svg:x="25.939cm" svg:y="16.059cm">
          <draw:image xlink:href="Pictures/100002010000002D0000002D34693F48.png" xlink:type="simple" xlink:show="embed" xlink:actuate="onLoad">
            <text:p/>
          </draw:image>
        </draw:frame>
        <draw:frame draw:style-name="gr8" draw:text-style-name="P8" draw:layer="layout" svg:width="2.54cm" svg:height="1.039cm" svg:x="23.647cm" svg:y="16.044cm">
          <draw:text-box>
            <text:p><text:span text:style-name="T4">Basic User</text:span></text:p>
          </draw:text-box>
        </draw:frame>
        <draw:frame draw:style-name="gr1" draw:text-style-name="P1" draw:layer="layout" svg:width="0.813cm" svg:height="0.813cm" svg:x="25.939cm" svg:y="17.459cm">
          <draw:image xlink:href="Pictures/100002010000002D0000002D34693F48.png" xlink:type="simple" xlink:show="embed" xlink:actuate="onLoad">
            <text:p/>
          </draw:image>
        </draw:frame>
        <draw:frame draw:style-name="gr8" draw:text-style-name="P8" draw:layer="layout" svg:width="2.54cm" svg:height="1.039cm" svg:x="23.647cm" svg:y="17.444cm">
          <draw:text-box>
            <text:p><text:span text:style-name="T4">Basic User</text:span></text:p>
          </draw:text-box>
        </draw:frame>
        <draw:frame draw:style-name="gr1" draw:text-style-name="P1" draw:layer="layout" svg:width="0.813cm" svg:height="0.813cm" svg:x="25.939cm" svg:y="18.759cm">
          <draw:image xlink:href="Pictures/100002010000002D0000002D34693F48.png" xlink:type="simple" xlink:show="embed" xlink:actuate="onLoad">
            <text:p/>
          </draw:image>
        </draw:frame>
        <draw:frame draw:style-name="gr8" draw:text-style-name="P8" draw:layer="layout" svg:width="2.54cm" svg:height="1.039cm" svg:x="23.647cm" svg:y="18.744cm">
          <draw:text-box>
            <text:p><text:span text:style-name="T4">Basic User</text:span></text:p>
          </draw:text-box>
        </draw:frame>
        <draw:frame draw:style-name="gr1" draw:text-style-name="P1" draw:layer="layout" svg:width="0.813cm" svg:height="0.813cm" svg:x="25.887cm" svg:y="19.973cm">
          <draw:image xlink:href="Pictures/100002010000002D0000002D34693F48.png" xlink:type="simple" xlink:show="embed" xlink:actuate="onLoad">
            <text:p/>
          </draw:image>
        </draw:frame>
        <draw:frame draw:style-name="gr8" draw:text-style-name="P8" draw:layer="layout" svg:width="2.54cm" svg:height="1.039cm" svg:x="23.695cm" svg:y="19.958cm">
          <draw:text-box>
            <text:p><text:span text:style-name="T4">Basic User</text:span></text:p>
          </draw:text-box>
        </draw:frame>
        <draw:frame draw:style-name="gr8" draw:text-style-name="P8" draw:layer="layout" svg:width="1.886cm" svg:height="1.039cm" svg:x="9.798cm" svg:y="7.874cm">
          <draw:text-box>
            <text:p><text:span text:style-name="T4">Group A</text:span></text:p>
          </draw:text-box>
        </draw:frame>
        <draw:frame draw:style-name="gr8" draw:text-style-name="P8" draw:layer="layout" svg:width="1.886cm" svg:height="1.039cm" svg:x="9.798cm" svg:y="17.475cm">
          <draw:text-box>
            <text:p><text:span text:style-name="T4">Group B</text:span></text:p>
          </draw:text-box>
        </draw:frame>
        <draw:frame draw:style-name="gr8" draw:text-style-name="P8" draw:layer="layout" svg:width="1.886cm" svg:height="1.039cm" svg:x="2.132cm" svg:y="7.692cm">
          <draw:text-box>
            <text:p><text:span text:style-name="T4">User 1</text:span></text:p>
          </draw:text-box>
        </draw:frame>
        <draw:frame draw:style-name="gr1" draw:text-style-name="P1" draw:layer="layout" svg:width="1.41cm" svg:height="1.786cm" svg:x="2.202cm" svg:y="15.499cm">
          <draw:image xlink:href="Pictures/100002010000003C0000004C1591F96E.png" xlink:type="simple" xlink:show="embed" xlink:actuate="onLoad">
            <text:p/>
          </draw:image>
        </draw:frame>
        <draw:frame draw:style-name="gr8" draw:text-style-name="P8" draw:layer="layout" svg:width="1.886cm" svg:height="1.039cm" svg:x="2.132cm" svg:y="17.293cm">
          <draw:text-box>
            <text:p><text:span text:style-name="T4">User 2</text:span></text:p>
          </draw:text-box>
        </draw:frame>
        <draw:line draw:style-name="gr9" draw:text-style-name="P1" draw:layer="layout" svg:x1="4.064cm" svg:y1="7.112cm" svg:x2="9.398cm" svg:y2="7.112cm">
          <text:p/>
        </draw:line>
        <draw:line draw:style-name="gr9" draw:text-style-name="P1" draw:layer="layout" svg:x1="4.064cm" svg:y1="16.764cm" svg:x2="9.398cm" svg:y2="16.764cm">
          <text:p/>
        </draw:line>
        <draw:line draw:style-name="gr9" draw:text-style-name="P1" draw:layer="layout" svg:x1="4.064cm" svg:y1="7.874cm" svg:x2="9.63cm" svg:y2="15.748cm">
          <text:p/>
        </draw:line>
        <draw:line draw:style-name="gr10" draw:text-style-name="P1" draw:layer="layout" svg:x1="11.938cm" svg:y1="6.35cm" svg:x2="16.398cm" svg:y2="2.956cm">
          <text:p/>
        </draw:line>
        <draw:line draw:style-name="gr9" draw:text-style-name="P1" draw:layer="layout" svg:x1="17.742cm" svg:y1="2.794cm" svg:x2="23.644cm" svg:y2="2.794cm">
          <text:p/>
        </draw:line>
        <draw:line draw:style-name="gr10" draw:text-style-name="P1" draw:layer="layout" svg:x1="11.938cm" svg:y1="6.858cm" svg:x2="16.398cm" svg:y2="4.056cm">
          <text:p/>
        </draw:line>
        <draw:line draw:style-name="gr10" draw:text-style-name="P1" draw:layer="layout" svg:x1="12.192cm" svg:y1="7.112cm" svg:x2="16.398cm" svg:y2="5.256cm">
          <text:p/>
        </draw:line>
        <draw:line draw:style-name="gr10" draw:text-style-name="P1" draw:layer="layout" svg:x1="12.192cm" svg:y1="7.366cm" svg:x2="16.534cm" svg:y2="6.35cm">
          <text:p/>
        </draw:line>
        <draw:line draw:style-name="gr10" draw:text-style-name="P1" draw:layer="layout" svg:x1="12.446cm" svg:y1="7.62cm" svg:x2="16.398cm" svg:y2="7.856cm">
          <text:p/>
        </draw:line>
        <draw:line draw:style-name="gr10" draw:text-style-name="P1" draw:layer="layout" svg:x1="11.938cm" svg:y1="7.62cm" svg:x2="16.398cm" svg:y2="8.89cm">
          <text:p/>
        </draw:line>
        <draw:line draw:style-name="gr10" draw:text-style-name="P1" draw:layer="layout" svg:x1="11.684cm" svg:y1="7.874cm" svg:x2="16.398cm" svg:y2="10.156cm">
          <text:p/>
        </draw:line>
        <draw:line draw:style-name="gr10" draw:text-style-name="P1" draw:layer="layout" svg:x1="11.746cm" svg:y1="16.002cm" svg:x2="16.428cm" svg:y2="12.954cm">
          <text:p/>
        </draw:line>
        <draw:line draw:style-name="gr10" draw:text-style-name="P1" draw:layer="layout" svg:x1="11.938cm" svg:y1="16.256cm" svg:x2="16.398cm" svg:y2="13.956cm">
          <text:p/>
        </draw:line>
        <draw:line draw:style-name="gr10" draw:text-style-name="P1" draw:layer="layout" svg:x1="12.192cm" svg:y1="16.51cm" svg:x2="16.398cm" svg:y2="15.156cm">
          <text:p/>
        </draw:line>
        <draw:line draw:style-name="gr10" draw:text-style-name="P1" draw:layer="layout" svg:x1="12.192cm" svg:y1="16.764cm" svg:x2="16.534cm" svg:y2="16.45cm">
          <text:p/>
        </draw:line>
        <draw:line draw:style-name="gr10" draw:text-style-name="P1" draw:layer="layout" svg:x1="12.192cm" svg:y1="17.018cm" svg:x2="16.534cm" svg:y2="17.65cm">
          <text:p/>
        </draw:line>
        <draw:line draw:style-name="gr10" draw:text-style-name="P1" draw:layer="layout" svg:x1="11.938cm" svg:y1="17.272cm" svg:x2="16.534cm" svg:y2="18.75cm">
          <text:p/>
        </draw:line>
        <draw:line draw:style-name="gr10" draw:text-style-name="P1" draw:layer="layout" svg:x1="11.684cm" svg:y1="17.475cm" svg:x2="16.534cm" svg:y2="20.25cm">
          <text:p/>
        </draw:line>
        <draw:line draw:style-name="gr9" draw:text-style-name="P1" draw:layer="layout" svg:x1="17.742cm" svg:y1="3.994cm" svg:x2="23.644cm" svg:y2="3.994cm">
          <text:p/>
        </draw:line>
        <draw:line draw:style-name="gr9" draw:text-style-name="P1" draw:layer="layout" svg:x1="17.742cm" svg:y1="5.194cm" svg:x2="23.644cm" svg:y2="5.194cm">
          <text:p/>
        </draw:line>
        <draw:line draw:style-name="gr9" draw:text-style-name="P1" draw:layer="layout" svg:x1="17.742cm" svg:y1="6.494cm" svg:x2="23.644cm" svg:y2="6.494cm">
          <text:p/>
        </draw:line>
        <draw:line draw:style-name="gr9" draw:text-style-name="P1" draw:layer="layout" svg:x1="17.742cm" svg:y1="7.794cm" svg:x2="23.644cm" svg:y2="7.794cm">
          <text:p/>
        </draw:line>
        <draw:line draw:style-name="gr9" draw:text-style-name="P1" draw:layer="layout" svg:x1="17.742cm" svg:y1="8.994cm" svg:x2="23.644cm" svg:y2="8.994cm">
          <text:p/>
        </draw:line>
        <draw:line draw:style-name="gr9" draw:text-style-name="P1" draw:layer="layout" svg:x1="17.742cm" svg:y1="10.194cm" svg:x2="23.644cm" svg:y2="10.194cm">
          <text:p/>
        </draw:line>
        <draw:line draw:style-name="gr9" draw:text-style-name="P1" draw:layer="layout" svg:x1="17.742cm" svg:y1="12.694cm" svg:x2="23.644cm" svg:y2="12.694cm">
          <text:p/>
        </draw:line>
        <draw:line draw:style-name="gr9" draw:text-style-name="P1" draw:layer="layout" svg:x1="17.742cm" svg:y1="13.994cm" svg:x2="23.644cm" svg:y2="13.994cm">
          <text:p/>
        </draw:line>
        <draw:line draw:style-name="gr9" draw:text-style-name="P1" draw:layer="layout" svg:x1="17.742cm" svg:y1="15.194cm" svg:x2="23.644cm" svg:y2="15.194cm">
          <text:p/>
        </draw:line>
        <draw:line draw:style-name="gr9" draw:text-style-name="P1" draw:layer="layout" svg:x1="17.742cm" svg:y1="16.394cm" svg:x2="23.644cm" svg:y2="16.394cm">
          <text:p/>
        </draw:line>
        <draw:line draw:style-name="gr9" draw:text-style-name="P1" draw:layer="layout" svg:x1="17.742cm" svg:y1="17.794cm" svg:x2="23.644cm" svg:y2="17.794cm">
          <text:p/>
        </draw:line>
        <draw:line draw:style-name="gr9" draw:text-style-name="P1" draw:layer="layout" svg:x1="17.742cm" svg:y1="19.094cm" svg:x2="23.644cm" svg:y2="19.094cm">
          <text:p/>
        </draw:line>
        <draw:line draw:style-name="gr9" draw:text-style-name="P1" draw:layer="layout" svg:x1="17.742cm" svg:y1="20.294cm" svg:x2="23.644cm" svg:y2="20.294cm">
          <text:p/>
        </draw:lin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ry Forghetti</meta:initial-creator>
    <meta:creation-date>2015-04-13T08:05:47</meta:creation-date>
    <meta:editing-duration>PT2H47M41S</meta:editing-duration>
    <meta:editing-cycles>26</meta:editing-cycles>
    <dc:date>2015-04-13T15:15:22</dc:date>
    <dc:creator>Gary Forghetti</dc:creator>
    <meta:generator>OpenOffice/4.1.1$Unix OpenOffice.org_project/411m6$Build-9775</meta:generator>
    <meta:document-statistic meta:object-count="126"/>
  </office:meta>
</office:document-meta>
</file>